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18pt" style:font-size-asian="15.75pt" style:font-size-complex="18pt"/>
    </style:style>
    <style:style style:name="P2" style:family="paragraph" style:parent-style-name="Text_20_body" style:list-style-name="L1">
      <style:text-properties fo:font-size="18pt" style:font-size-asian="15.75pt" style:font-size-complex="18pt"/>
    </style:style>
    <style:style style:name="P3" style:family="paragraph" style:parent-style-name="Text_20_body" style:list-style-name="L2">
      <style:text-properties fo:font-size="18pt" style:font-size-asian="15.75pt" style:font-size-complex="18pt"/>
    </style:style>
    <style:style style:name="P4" style:family="paragraph" style:parent-style-name="Text_20_body" style:list-style-name="L3">
      <style:text-properties fo:font-size="18pt" style:font-size-asian="15.75pt" style:font-size-complex="18pt"/>
    </style:style>
    <style:style style:name="T1" style:family="text">
      <style:text-properties fo:font-weight="bold" officeooo:rsid="0005d1e6"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Während dieses Praktikums haben wir ein Spiel namens „Hangman“ erstellt.</text:span><text:line-break/>Unten ist eine Liste der erledigten Aufgaben und was ich dabei gelernt habe.</text:p>
      <text:p text:style-name="P1"><text:span text:style-name="Strong_20_Emphasis"/></text:p>
      <text:p text:style-name="P1"><text:span text:style-name="Strong_20_Emphasis">Arbeit mit Git:</text:span><text:line-break/>Während der gesamten Entwicklungszeit haben wir aktiv GitHub verwendet, um unsere Daten in der Cloud zu speichern. Das hat uns auch geholfen, den Fortschritt bei der Programmierung zu verfolgen und erledigte Aufgaben zu kontrollieren.<text:line-break/>Es wurden verschiedene Branches erstellt:</text:p>
      <text:list text:style-name="L1">
        <text:list-item>
          <text:p text:style-name="P2"><text:span text:style-name="Strong_20_Emphasis">master</text:span> – für die endgültige Version des Projekts (für die Benutzer)</text:p>
        </text:list-item>
        <text:list-item>
          <text:p text:style-name="P2"><text:span text:style-name="Strong_20_Emphasis">develop</text:span> – für die Entwickler. Diese Version ist funktional, aber noch nicht bereit zur Veröffentlichung</text:p>
        </text:list-item>
        <text:list-item>
          <text:p text:style-name="P2"><text:span text:style-name="Strong_20_Emphasis">feature</text:span> – für die Entwicklung neuer Funktionen</text:p>
        </text:list-item>
        <text:list-item>
          <text:p text:style-name="P2"><text:span text:style-name="T1">h</text:span><text:span text:style-name="T2">otfix</text:span> – für die schnelle Behebung von Fehlern im Master-Branch </text:p>
        </text:list-item>
      </text:list>
      <text:p text:style-name="P1"><text:span text:style-name="Strong_20_Emphasis">Was ich gelernt habe:</text:span><text:line-break/>Jetzt weiß ich, wie Git funktioniert und warum es wichtig ist, getrennte Branches zu benutzen. Ich habe gelernt, Git richtig einzusetzen.</text:p>
      <text:p text:style-name="P1"><text:span text:style-name="Strong_20_Emphasis"/></text:p>
      <text:p text:style-name="P1"><text:span text:style-name="Strong_20_Emphasis">Projektplanung:</text:span><text:line-break/>Am Anfang haben wir viel Zeit damit verbracht, die Aufgabe genau zu analysieren. Wir haben alle notwendigen Funktionen beschrieben und Illustrationen mit einer genauen Beschreibung der Benutzeroberfläche erstellt.</text:p>
      <text:p text:style-name="P1"><text:soft-page-break/><text:span text:style-name="Strong_20_Emphasis">Was ich gelernt habe:</text:span><text:line-break/>Ich habe gelernt, wie man ein Projekt plant, sich selbst Fragen stellt und eine gute Beschreibung für die Umsetzung schreibt.</text:p>
      <text:p text:style-name="P1"><text:span text:style-name="Strong_20_Emphasis"/></text:p>
      <text:p text:style-name="P1"><text:span text:style-name="Strong_20_Emphasis">Erstellung eines MVP:</text:span><text:line-break/>Für die Entwicklung und das Testen der Spiellogik haben wir ein MVP erstellt.<text:line-break/>Ein <text:span text:style-name="T3">MVP</text:span> ist ein Projekt mit nur den wichtigsten Funktionen. Es hilft, zu verstehen, was noch fehlt. Es sollte einfach und schnell zu entwickeln sein, aber auch so gebaut, dass man später nur ergänzen muss.<text:line-break/>In unserem Fall war es eine Konsolenversion von „Hangman“, ohne visuelle Oberfläche, aber mit funktionierender Logik.</text:p>
      <text:p text:style-name="P1"><text:span text:style-name="Strong_20_Emphasis">Was ich gelernt habe:</text:span><text:line-break/>Ich habe gelernt, was ein MVP ist, warum es nützlich ist und wie man es entwickelt.</text:p>
      <text:p text:style-name="P1"><text:span text:style-name="Strong_20_Emphasis"/></text:p>
      <text:p text:style-name="P1"><text:span text:style-name="Strong_20_Emphasis">Erstellung der Benutzeroberfläche:</text:span><text:line-break/>Basierend auf den Zeichnungen, die wir in der Planungsphase gemacht haben, haben wir das UI für das Spiel entwickelt. Dafür haben wir <text:span text:style-name="Strong_20_Emphasis">MAUI</text:span> verwendet.<text:line-break/>MAUI ist ein plattformübergreifendes Framework von Microsoft.</text:p>
      <text:p text:style-name="P1"><text:span text:style-name="Strong_20_Emphasis">Was ich gelernt habe:</text:span><text:line-break/>Ich habe einige Elemente von MAUI kennengelernt, wie:</text:p>
      <text:list text:style-name="L2">
        <text:list-item>
          <text:p text:style-name="P3">Label</text:p>
        </text:list-item>
        <text:list-item>
          <text:p text:style-name="P3">Button</text:p>
        </text:list-item>
        <text:list-item>
          <text:p text:style-name="P3">Image</text:p>
        </text:list-item>
        <text:list-item>
          <text:p text:style-name="P3"><text:soft-page-break/>Grid</text:p>
        </text:list-item>
        <text:list-item>
          <text:p text:style-name="P3">VerticalStackLayout</text:p>
        </text:list-item>
      </text:list>
      <text:p text:style-name="P1"><text:span text:style-name="Strong_20_Emphasis"/></text:p>
      <text:p text:style-name="P1"><text:span text:style-name="Strong_20_Emphasis">Verbindung von Logik und Benutzeroberfläche:</text:span><text:line-break/>Als letzter Schritt haben wir die Spiellogik mit dem Interface verbunden. So haben wir ein funktionierendes Spiel erhalten. Nach der Korrektur von Fehlern und dem Hinzufügen neuer Funktionen konnten wir das Projekt im <text:span text:style-name="Strong_20_Emphasis">AAB</text:span>- und später im <text:span text:style-name="Strong_20_Emphasis">APK</text:span>-Format bauen.</text:p>
      <text:p text:style-name="P1"><text:span text:style-name="Strong_20_Emphasis">Was ich gelernt habe:</text:span><text:line-break/>Ich habe gelernt, wie man mit C# mit MAUI-Elementen arbeitet:</text:p>
      <text:list text:style-name="L3">
        <text:list-item>
          <text:p text:style-name="P4">Text aus einem Entry lesen</text:p>
        </text:list-item>
        <text:list-item>
          <text:p text:style-name="P4">Text in einem Label ändern</text:p>
        </text:list-item>
        <text:list-item>
          <text:p text:style-name="P4">IsVisible ändern</text:p>
        </text:list-item>
      </text:list>
      <text:p text:style-name="P1">Ich habe auch gelernt, wie man ein Projekt vorbereitet, um es auf einem Handy zu installiere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5T23:08:37.108273800</meta:creation-date>
    <dc:date>2025-06-06T10:30:47.846278900</dc:date>
    <meta:editing-duration>PT1H25M42S</meta:editing-duration>
    <meta:editing-cycles>4</meta:editing-cycles>
    <meta:generator>LibreOffice/25.2.3.2$Windows_X86_64 LibreOffice_project/bbb074479178df812d175f709636b368952c2ce3</meta:generator>
    <meta:document-statistic meta:table-count="0" meta:image-count="0" meta:object-count="0" meta:page-count="3" meta:paragraph-count="24" meta:word-count="418" meta:character-count="2700" meta:non-whitespace-character-count="2313"/>
  </office:meta>
</office:document-meta>
</file>